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operty Management System Feature Overview</text:span></text:h>
      <text:h text:style-name="Heading_20_4" text:outline-level="4"><text:span text:style-name="Strong_20_Emphasis">1. Company Overall Health</text:span></text:h>
      <text:list xml:id="list1104884653" text:style-name="L1">
        <text:list-item>
          <text:p text:style-name="P2"><text:span text:style-name="Strong_20_Emphasis">Dashboard:</text:span> Provides a comprehensive view of financial status, including key metrics like net income, expenses, and cash flow.</text:p>
        </text:list-item>
        <text:list-item>
          <text:p text:style-name="P2"><text:span text:style-name="Strong_20_Emphasis">Key Metrics:</text:span> Displays real-time data such as occupancy rates, average rent, and arrears.</text:p>
        </text:list-item>
        <text:list-item>
          <text:p text:style-name="P2"><text:span text:style-name="Strong_20_Emphasis">Alerts and Notifications:</text:span> Highlights issues needing immediate attention like overdue payments or expiring leases.</text:p>
        </text:list-item>
        <text:list-item>
          <text:p text:style-name="P1"><text:span text:style-name="Strong_20_Emphasis">Reports:</text:span> Enables generation of detailed financial and operational reports, with export options for further analysis.</text:p>
        </text:list-item>
      </text:list>
      <text:h text:style-name="Heading_20_4" text:outline-level="4"><text:span text:style-name="Strong_20_Emphasis">2. Property Management</text:span></text:h>
      <text:list xml:id="list2235691047" text:style-name="L2">
        <text:list-item>
          <text:p text:style-name="P4"><text:span text:style-name="Strong_20_Emphasis">Add/Edit Property:</text:span> Allows entry and update of property details such as address, size, type, and images.</text:p>
        </text:list-item>
        <text:list-item>
          <text:p text:style-name="P4"><text:span text:style-name="Strong_20_Emphasis">Property Stage Tracking:</text:span> Manages and updates the stage of a property (purchase, rental, sale), with notifications for key milestones.</text:p>
        </text:list-item>
        <text:list-item>
          <text:p text:style-name="P3"><text:span text:style-name="Strong_20_Emphasis">Document Storage:</text:span> Provides storage and management of property-related documents.</text:p>
        </text:list-item>
      </text:list>
      <text:h text:style-name="Heading_20_4" text:outline-level="4"><text:span text:style-name="Strong_20_Emphasis">3. Houses (Financial Management)</text:span></text:h>
      <text:list xml:id="list3738937485" text:style-name="L3">
        <text:list-item>
          <text:p text:style-name="P6"><text:span text:style-name="Strong_20_Emphasis">Loan Management:</text:span> Tracks details of property loans including lender, interest rates, monthly payments, and balance.</text:p>
        </text:list-item>
        <text:list-item>
          <text:p text:style-name="P6"><text:span text:style-name="Strong_20_Emphasis">Payment Logs:</text:span> Records all property-related payments including mortgages, taxes, and insurance.</text:p>
        </text:list-item>
        <text:list-item>
          <text:p text:style-name="P5"><text:span text:style-name="Strong_20_Emphasis">Expense Tracking:</text:span> Manages categorization and tracking of all property expenses.</text:p>
        </text:list-item>
      </text:list>
      <text:h text:style-name="Heading_20_4" text:outline-level="4"><text:span text:style-name="Strong_20_Emphasis">4. Rental Management</text:span></text:h>
      <text:list xml:id="list1572328659" text:style-name="L4">
        <text:list-item>
          <text:p text:style-name="P8"><text:span text:style-name="Strong_20_Emphasis">Income Tracking:</text:span> Manages recording of rental income, tenant details, lease terms, and payment schedules.</text:p>
        </text:list-item>
        <text:list-item>
          <text:p text:style-name="P8"><text:span text:style-name="Strong_20_Emphasis">Expenditure Log:</text:span> Tracks and categorizes rental-related expenses like maintenance and utilities.</text:p>
        </text:list-item>
        <text:list-item>
          <text:p text:style-name="P7"><text:span text:style-name="Strong_20_Emphasis">Tenant Management:</text:span> Handles tenant information, lease agreements, and communication logs.</text:p>
        </text:list-item>
      </text:list>
      <text:h text:style-name="Heading_20_4" text:outline-level="4"><text:span text:style-name="Strong_20_Emphasis">5. Rehabilitation Management</text:span></text:h>
      <text:list xml:id="list1023369073" text:style-name="L5">
        <text:list-item>
          <text:p text:style-name="P10"><text:span text:style-name="Strong_20_Emphasis">Budget Planning:</text:span> Sets and manages budgets for property rehabilitation, categorized by expense types.</text:p>
        </text:list-item>
        <text:list-item>
          <text:p text:style-name="P10"><text:span text:style-name="Strong_20_Emphasis">Material Purchase Tracking:</text:span> Records details of all materials purchased including quantities, prices, and suppliers.</text:p>
        </text:list-item>
        <text:list-item>
          <text:p text:style-name="P9"><text:span text:style-name="Strong_20_Emphasis">Receipts and Invoices:</text:span> Manages uploading and storage of digital copies of receipts and invoices for financial tracking.</text:p>
        </text:list-item>
      </text:list>
      <text:h text:style-name="Heading_20_4" text:outline-level="4"><text:span text:style-name="Strong_20_Emphasis">Tax Reporting and Export Features</text:span></text:h>
      <text:list xml:id="list2673774179" text:style-name="L6">
        <text:list-item>
          <text:p text:style-name="P12"><text:span text:style-name="Strong_20_Emphasis">Tax Preparation Data:</text:span> Aggregates all financial data relevant for tax reporting.</text:p>
        </text:list-item>
        <text:list-item>
          <text:p text:style-name="P12"><text:soft-page-break/><text:span text:style-name="Strong_20_Emphasis">Export Functionality:</text:span> Allows exporting of financial data in formats like CSV or PDF for accountants.</text:p>
        </text:list-item>
        <text:list-item>
          <text:p text:style-name="P12"><text:span text:style-name="Strong_20_Emphasis">Customizable Reports:</text:span> Offers customizable financial reports based on specific needs for tax preparation.</text:p>
        </text:list-item>
        <text:list-item>
          <text:p text:style-name="P11"><text:span text:style-name="Strong_20_Emphasis">Integration with Accounting Software:</text:span> Considers integration with accounting software like QuickBooks or Xero for streamlined financial management.</text:p>
        </text:list-item>
      </text:list>
      <text:h text:style-name="Heading_20_4" text:outline-level="4"><text:span text:style-name="Strong_20_Emphasis">Personal Expenditure Tracking</text:span></text:h>
      <text:list xml:id="list1635773853" text:style-name="L7">
        <text:list-item>
          <text:p text:style-name="P14"><text:span text:style-name="Strong_20_Emphasis">Personal Dashboard:</text:span> Provides a dedicated section for tracking personal expenditures, separate from business finances.</text:p>
        </text:list-item>
        <text:list-item>
          <text:p text:style-name="P14"><text:span text:style-name="Strong_20_Emphasis">Categories and Tags:</text:span> Allows categorization and tagging of personal expenses for easy sorting and retrieval.</text:p>
        </text:list-item>
        <text:list-item>
          <text:p text:style-name="P14"><text:span text:style-name="Strong_20_Emphasis">Receipt Upload and Management:</text:span> Enables digital upload and storage of personal expense receipts.</text:p>
        </text:list-item>
        <text:list-item>
          <text:p text:style-name="P13"><text:span text:style-name="Strong_20_Emphasis">Alerts and Reminders:</text:span> Sets up alerts for personal budget limits and upcoming expense due dat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5:09:10.209176030</meta:creation-date>
    <dc:date>2024-06-10T15:10:38.537993235</dc:date>
    <meta:editing-duration>PT1M35S</meta:editing-duration>
    <meta:editing-cycles>1</meta:editing-cycles>
    <meta:document-statistic meta:table-count="0" meta:image-count="0" meta:object-count="0" meta:page-count="2" meta:paragraph-count="32" meta:word-count="386" meta:character-count="2765" meta:non-whitespace-character-count="2435"/>
    <meta:generator>LibreOffice/7.3.7.2$Linux_X86_64 LibreOffice_project/30$Build-2</meta:generator>
  </office:meta>
</office:document-meta>
</file>